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Dyslexie" svg:font-family="Dyslexie" style:font-pitch="variable"/>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Dyslexie" officeooo:rsid="00103e7c" officeooo:paragraph-rsid="00103e7c"/>
    </style:style>
    <style:style style:name="P2" style:family="paragraph" style:parent-style-name="Standard">
      <style:text-properties style:font-name="Dyslexie" fo:font-size="10pt" officeooo:rsid="00103e7c" officeooo:paragraph-rsid="00103e7c" style:font-size-asian="8.75pt" style:font-size-complex="10pt"/>
    </style:style>
    <style:style style:name="P3" style:family="paragraph" style:parent-style-name="Standard">
      <style:text-properties style:font-name="Dyslexie" fo:font-size="10pt" officeooo:rsid="00103e7c" officeooo:paragraph-rsid="00111a25" style:font-size-asian="8.75pt" style:font-size-complex="10pt"/>
    </style:style>
    <style:style style:name="P4" style:family="paragraph" style:parent-style-name="Standard">
      <style:text-properties style:font-name="Dyslexie" fo:font-size="10pt" officeooo:rsid="00111a25" officeooo:paragraph-rsid="00111a25" style:font-size-asian="8.75pt" style:font-size-complex="10pt"/>
    </style:style>
    <style:style style:name="P5" style:family="paragraph" style:parent-style-name="Standard" style:list-style-name="L3">
      <style:text-properties style:font-name="Dyslexie" fo:font-size="10pt" officeooo:rsid="00111a25" officeooo:paragraph-rsid="00111a25" style:font-size-asian="8.75pt" style:font-size-complex="10pt"/>
    </style:style>
    <style:style style:name="P6" style:family="paragraph" style:parent-style-name="Standard" style:list-style-name="L4">
      <style:text-properties style:font-name="Dyslexie" fo:font-size="10pt" officeooo:rsid="00111a25" officeooo:paragraph-rsid="00111a25" style:font-size-asian="8.75pt" style:font-size-complex="10pt"/>
    </style:style>
    <style:style style:name="P7" style:family="paragraph" style:parent-style-name="Standard" style:list-style-name="L5">
      <style:text-properties style:font-name="Dyslexie" fo:font-size="10pt" officeooo:rsid="00111a25" officeooo:paragraph-rsid="00111a25" style:font-size-asian="8.75pt" style:font-size-complex="10pt"/>
    </style:style>
    <style:style style:name="P8" style:family="paragraph" style:parent-style-name="Standard" style:list-style-name="L7">
      <style:text-properties style:font-name="Dyslexie" fo:font-size="10pt" officeooo:rsid="00111a25" officeooo:paragraph-rsid="00111a25" style:font-size-asian="8.75pt" style:font-size-complex="10pt"/>
    </style:style>
    <style:style style:name="P9" style:family="paragraph" style:parent-style-name="Standard" style:list-style-name="L8">
      <style:text-properties style:font-name="Dyslexie" fo:font-size="10pt" officeooo:rsid="00111a25" officeooo:paragraph-rsid="00111a25" style:font-size-asian="8.75pt" style:font-size-complex="10pt"/>
    </style:style>
    <style:style style:name="P10" style:family="paragraph" style:parent-style-name="Standard" style:list-style-name="L9">
      <style:text-properties style:font-name="Dyslexie" fo:font-size="10pt" officeooo:rsid="00111a25" officeooo:paragraph-rsid="00111a25" style:font-size-asian="8.75pt" style:font-size-complex="10pt"/>
    </style:style>
    <style:style style:name="P11" style:family="paragraph" style:parent-style-name="Standard" style:list-style-name="L10">
      <style:text-properties style:font-name="Dyslexie" fo:font-size="10pt" officeooo:rsid="0012d12d" officeooo:paragraph-rsid="0012d12d" style:font-size-asian="8.75pt" style:font-size-complex="10pt"/>
    </style:style>
    <style:style style:name="P12" style:family="paragraph" style:parent-style-name="Standard">
      <style:text-properties style:font-name="Dyslexie" fo:font-size="10pt" officeooo:rsid="00132ef8" officeooo:paragraph-rsid="00132ef8" style:font-size-asian="8.75pt" style:font-size-complex="10pt"/>
    </style:style>
    <style:style style:name="P13" style:family="paragraph" style:parent-style-name="Standard" style:list-style-name="L11">
      <style:text-properties style:font-name="Dyslexie" fo:font-size="10pt" officeooo:rsid="00132ef8" officeooo:paragraph-rsid="00132ef8" style:font-size-asian="8.75pt" style:font-size-complex="10pt"/>
    </style:style>
    <style:style style:name="P14" style:family="paragraph" style:parent-style-name="Standard">
      <style:text-properties style:font-name="Dyslexie" fo:font-size="10pt" officeooo:rsid="00148b82" officeooo:paragraph-rsid="00148b82" style:font-size-asian="8.75pt" style:font-size-complex="10pt"/>
    </style:style>
    <style:style style:name="P15" style:family="paragraph" style:parent-style-name="Standard" style:list-style-name="L12">
      <style:text-properties style:font-name="Dyslexie" fo:font-size="10pt" officeooo:rsid="00148b82" officeooo:paragraph-rsid="00148b82" style:font-size-asian="8.75pt" style:font-size-complex="10pt"/>
    </style:style>
    <style:style style:name="P16" style:family="paragraph" style:parent-style-name="Standard" style:list-style-name="L13">
      <style:text-properties style:font-name="Dyslexie" fo:font-size="10pt" officeooo:rsid="00148b82" officeooo:paragraph-rsid="00148b82" style:font-size-asian="8.75pt" style:font-size-complex="10pt"/>
    </style:style>
    <style:style style:name="P17" style:family="paragraph" style:parent-style-name="Standard" style:list-style-name="L14">
      <style:text-properties style:font-name="Dyslexie" fo:font-size="10pt" officeooo:rsid="00148b82" officeooo:paragraph-rsid="00148b82" style:font-size-asian="8.75pt" style:font-size-complex="10pt"/>
    </style:style>
    <style:style style:name="P18" style:family="paragraph" style:parent-style-name="Standard" style:list-style-name="L15">
      <style:text-properties style:font-name="Dyslexie" fo:font-size="10pt" officeooo:rsid="00148b82" officeooo:paragraph-rsid="00148b82" style:font-size-asian="8.75pt" style:font-size-complex="10pt"/>
    </style:style>
    <style:style style:name="P19" style:family="paragraph" style:parent-style-name="Standard">
      <style:text-properties style:font-name="Dyslexie" fo:font-size="10pt" fo:font-weight="bold" officeooo:rsid="00103e7c" officeooo:paragraph-rsid="00103e7c" style:font-size-asian="8.75pt" style:font-weight-asian="bold" style:font-size-complex="10pt" style:font-weight-complex="bold"/>
    </style:style>
    <style:style style:name="P20" style:family="paragraph" style:parent-style-name="Standard">
      <style:text-properties fo:color="#009900" style:font-name="Dyslexie" fo:font-size="12pt" fo:font-weight="bold" officeooo:rsid="00103e7c" officeooo:paragraph-rsid="00103e7c" style:font-size-asian="12pt" style:font-weight-asian="bold" style:font-size-complex="12pt" style:font-weight-complex="bold"/>
    </style:style>
    <style:style style:name="P21" style:family="paragraph" style:parent-style-name="Standard">
      <style:text-properties fo:color="#009900" style:font-name="Dyslexie" fo:font-weight="bold" officeooo:rsid="0016d0c1" officeooo:paragraph-rsid="0016d0c1" style:font-weight-asian="bold" style:font-weight-complex="bold"/>
    </style:style>
    <style:style style:name="P22" style:family="paragraph" style:parent-style-name="Standard">
      <style:text-properties fo:color="#009900" style:font-name="Dyslexie" fo:font-size="16pt" fo:font-weight="bold" officeooo:rsid="00103e7c" officeooo:paragraph-rsid="00103e7c" style:font-size-asian="16pt" style:font-weight-asian="bold" style:font-size-complex="16pt" style:font-weight-complex="bold"/>
    </style:style>
    <style:style style:name="P23" style:family="paragraph" style:parent-style-name="Standard">
      <style:text-properties style:use-window-font-color="true" style:font-name="Dyslexie" fo:font-size="10pt" fo:font-weight="normal" officeooo:rsid="00103e7c" officeooo:paragraph-rsid="00103e7c" style:font-size-asian="8.75pt" style:font-weight-asian="normal" style:font-size-complex="10pt" style:font-weight-complex="normal"/>
    </style:style>
    <style:style style:name="P24" style:family="paragraph" style:parent-style-name="Standard" style:list-style-name="L6">
      <style:text-properties style:use-window-font-color="true" style:font-name="Dyslexie" fo:font-size="10pt" officeooo:rsid="002387c7" officeooo:paragraph-rsid="00111a25" fo:background-color="transparent" style:font-size-asian="10pt" style:font-size-complex="10pt"/>
    </style:style>
    <style:style style:name="P25" style:family="paragraph" style:parent-style-name="Footer">
      <style:paragraph-properties fo:text-align="center" style:justify-single-word="false"/>
      <style:text-properties fo:color="#b2b2b2" style:font-name="Times New Roman" fo:font-size="10pt" officeooo:rsid="0026edfa" officeooo:paragraph-rsid="0016d0c1" style:font-size-asian="10pt" style:font-size-complex="10pt"/>
    </style:style>
    <style:style style:name="T1" style:family="text">
      <style:text-properties officeooo:rsid="00111a25"/>
    </style:style>
    <style:style style:name="T2" style:family="text">
      <style:text-properties officeooo:rsid="00edb483"/>
    </style:style>
    <style:style style:name="T3" style:family="text">
      <style:text-properties officeooo:rsid="0012d12d"/>
    </style:style>
    <style:style style:name="T4" style:family="text">
      <style:text-properties officeooo:rsid="00132ef8"/>
    </style:style>
    <style:style style:name="T5" style:family="text">
      <style:text-properties officeooo:rsid="00148b82"/>
    </style:style>
    <style:style style:name="T6" style:family="text">
      <style:text-properties officeooo:rsid="0015f8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t;Kodcentrum&gt;</text:p>
      <text:p text:style-name="P22">Termin 2: Scratch, <text:span text:style-name="T6">funktioner och vanliga termer</text:span></text:p>
      <text:p text:style-name="P1"/>
      <text:p text:style-name="P3">En termin i en av Kodcentrums kodstugor pågår under 15 tillfällen, en timma i veckan med uppehåll för lov och helgdagar. Under denna andra termin med Kodcentrum får barnen repetera kunskap från första terminen och lära sig mer avancerad programmering, i programspråket Scratch. <text:span text:style-name="T1">Termin 2 är svårare och förutsätter att eleven har viss kunskap och helst gjort alla lektioner i termin 1. Eleven uppmuntras att försöka tänka själv och ofta så ges inte lösningarna som början i termin 1 utan bara vilka block man kan använda för att lösa problemet. Vid enklare skript så ges ingen hjälp om vilka block man ska använda. Några vanliga termer inom kodande förklaras och eleven introduceras till bl.a funktioner. </text:span>Nedan följer en beskrivning av varje lektionstillfälle.</text:p>
      <text:p text:style-name="P2"/>
      <text:p text:style-name="P20">Lektion 1: <text:span text:style-name="T1">Magisk matta</text:span></text:p>
      <text:p text:style-name="P4">På lektion <text:span text:style-name="T6">ett</text:span> så får eleverna lära sig att göra en sävande animation till en matta och förstå att man kan byta scener för att skapa större spel.</text:p>
      <text:p text:style-name="P4"/>
      <text:p text:style-name="P4">Eleven får repetera kunskap och försöka lista ut lösningar till problem själv.</text:p>
      <text:p text:style-name="P2"/>
      <text:p text:style-name="P19">Lärandemål för lektionen:</text:p>
      <text:list xml:id="list8999198984943906208" text:style-name="L3">
        <text:list-item>
          <text:p text:style-name="P5">"Y-värde"</text:p>
        </text:list-item>
        <text:list-item>
          <text:p text:style-name="P5">skicka meddelanden</text:p>
        </text:list-item>
        <text:list-item>
          <text:p text:style-name="P5">egen problemlösning.</text:p>
        </text:list-item>
      </text:list>
      <text:p text:style-name="P2"/>
      <text:p text:style-name="P20">Lektion 2: <text:span text:style-name="T1">Draken mot hajarna!</text:span></text:p>
      <text:p text:style-name="P4">I lektion <text:span text:style-name="T6">två</text:span> får eleven skapa en drake som man styr med piltangenterna, draken ska undkomma hajarna. X och Y repeteras och förklaras noga.</text:p>
      <text:p text:style-name="P2"/>
      <text:p text:style-name="P19">Lärandemål för lektionen:</text:p>
      <text:list xml:id="list1196979050985588289" text:style-name="L5">
        <text:list-item>
          <text:p text:style-name="P7">”X-värde”</text:p>
        </text:list-item>
        <text:list-item>
          <text:p text:style-name="P7">”Y-värde”</text:p>
        </text:list-item>
        <text:list-item>
          <text:p text:style-name="P7">”Funktioner”</text:p>
        </text:list-item>
        <text:list-item>
          <text:p text:style-name="P7">kopiera kod</text:p>
        </text:list-item>
        <text:list-item>
          <text:p text:style-name="P7"><text:soft-page-break/>eget problemlösande.</text:p>
        </text:list-item>
      </text:list>
      <text:p text:style-name="P2"/>
      <text:p text:style-name="P20">Lektion 3-4: <text:span text:style-name="T1">Fruktsalladsäventyret!</text:span></text:p>
      <text:p text:style-name="P4">I lektion <text:span text:style-name="T6">tre till fyra </text:span>så får spelaren i uppgift att köpa ingredienser till en fruktsallad. Lektionen är ett längre projekt då eleven får skapa ett större (men kort) spel med flera scener, listor och en affär. Endel grundläggande begrepp reds även ut.</text:p>
      <text:p text:style-name="P2"/>
      <text:p text:style-name="P19">Lärandemål för lektionen:</text:p>
      <text:list xml:id="list5979315281774257719" text:style-name="L4">
        <text:list-item>
          <text:p text:style-name="P6">”Lista”</text:p>
        </text:list-item>
        <text:list-item>
          <text:p text:style-name="P6">”Animera”</text:p>
        </text:list-item>
        <text:list-item>
          <text:p text:style-name="P6">”Data”</text:p>
        </text:list-item>
        <text:list-item>
          <text:p text:style-name="P6">”Funktioner”</text:p>
        </text:list-item>
        <text:list-item>
          <text:p text:style-name="P6">”Sträng”</text:p>
        </text:list-item>
        <text:list-item>
          <text:p text:style-name="P6">kopiera kod</text:p>
        </text:list-item>
        <text:list-item>
          <text:p text:style-name="P6">skapa mycket kod</text:p>
        </text:list-item>
        <text:list-item>
          <text:p text:style-name="P6">eget problemlösande.</text:p>
        </text:list-item>
      </text:list>
      <text:p text:style-name="P2"/>
      <text:p text:style-name="P20">Lektion 5: <text:span text:style-name="T5">Ninjaspringare!</text:span></text:p>
      <text:p text:style-name="P14">I lektion <text:span text:style-name="T6">fem</text:span> så får eleven göra ett sidescroller-action-spel där man styr en ninja som kan hoppa och sparka igenom väggar.</text:p>
      <text:p text:style-name="P2"/>
      <text:p text:style-name="P19">Lärandemål för lektionen:</text:p>
      <text:list xml:id="list1616841161328121839" text:style-name="L13">
        <text:list-item>
          <text:p text:style-name="P16">”animering”</text:p>
        </text:list-item>
        <text:list-item>
          <text:p text:style-name="P16">”x-värde”</text:p>
        </text:list-item>
        <text:list-item>
          <text:p text:style-name="P16">”y-värde”</text:p>
        </text:list-item>
        <text:list-item>
          <text:p text:style-name="P16">”lager”</text:p>
        </text:list-item>
        <text:list-item>
          <text:p text:style-name="P16">”funktioner”</text:p>
        </text:list-item>
      </text:list>
      <text:p text:style-name="P2"/>
      <text:p text:style-name="P20">Lektion 6: <text:span text:style-name="T5">Robotgeneratorn!</text:span></text:p>
      <text:p text:style-name="P14">I lektion <text:span text:style-name="T6">sex</text:span> så får eleven skapa ett spel som genererar en slumpmässig robot av en uppsättning delar. Eleven får arbeta med lista och uppmuntras söka på internet för att få inspiration till att rita robot-delar.</text:p>
      <text:p text:style-name="P2"/>
      <text:p text:style-name="P19">Lärandemål för lektionen:</text:p>
      <text:list xml:id="list7715865505927197225" text:style-name="L12">
        <text:list-item>
          <text:p text:style-name="P15"><text:soft-page-break/>”lista”</text:p>
        </text:list-item>
        <text:list-item>
          <text:p text:style-name="P15">”sträng”</text:p>
        </text:list-item>
        <text:list-item>
          <text:p text:style-name="P15">”slump”</text:p>
        </text:list-item>
        <text:list-item>
          <text:p text:style-name="P15">”lager”</text:p>
        </text:list-item>
        <text:list-item>
          <text:p text:style-name="P15">söka på internet</text:p>
        </text:list-item>
        <text:list-item>
          <text:p text:style-name="P15">rita egna bilder</text:p>
        </text:list-item>
      </text:list>
      <text:p text:style-name="P2"/>
      <text:p text:style-name="P20">Lektion 7: <text:span text:style-name="T1">Över hav och kontinenter!</text:span></text:p>
      <text:p text:style-name="P4">I lektion <text:span text:style-name="T6">sju</text:span> så får eleven skapa ett spel där man får öva i geografi. Spelaren får gissa vars olika hav och länder ligger och får poäng ju fler gissningar som är rätt. Eleven får jobba med en lista för att få det att fungera och uppmuntras att söka reda på frågor och information på internet för att bygga vidare på spelet med mer kunskap. Eleven får redigera ljud och <text:span text:style-name="T3">introduceras smått till vad en lokal variabel är för något. Lektionen förklara även hur man kan använda parenteser som används när man skriver kod. Dessa parenteser används sedan i kommande lektioner när kod ska beskrivas.</text:span></text:p>
      <text:p text:style-name="P2"/>
      <text:p text:style-name="P19">Lärandemål för lektionen:</text:p>
      <text:list xml:id="list8442338050624922910" text:style-name="L10">
        <text:list-item>
          <text:p text:style-name="P11">”lista”</text:p>
        </text:list-item>
        <text:list-item>
          <text:p text:style-name="P11">”sträng”</text:p>
        </text:list-item>
        <text:list-item>
          <text:p text:style-name="P11">”lokal variabel”</text:p>
        </text:list-item>
        <text:list-item>
          <text:p text:style-name="P11">”kontinenter”</text:p>
        </text:list-item>
        <text:list-item>
          <text:p text:style-name="P11">söka på internet</text:p>
        </text:list-item>
        <text:list-item>
          <text:p text:style-name="P11">redigera ljud</text:p>
        </text:list-item>
        <text:list-item>
          <text:p text:style-name="P11">parenteser i kodande</text:p>
        </text:list-item>
      </text:list>
      <text:p text:style-name="P2"/>
      <text:p text:style-name="P20">Lektion 8: <text:span text:style-name="T4">Remixa spel</text:span></text:p>
      <text:p text:style-name="P12">I lektion <text:span text:style-name="T6">åtta</text:span> får eleven titta på 4 spel gjorda i scratch och göra om i andras kod. Eleven får lära sig att man kan sätta sig in i andras kod och ändra i den för sina egna behov.</text:p>
      <text:p text:style-name="P2"/>
      <text:p text:style-name="P19">Lärandemål för lektionen:</text:p>
      <text:list xml:id="list3892857091022565649" text:style-name="L11">
        <text:list-item>
          <text:p text:style-name="P13">remixa i scratch</text:p>
        </text:list-item>
        <text:list-item>
          <text:p text:style-name="P13">söka i scratch</text:p>
        </text:list-item>
        <text:list-item>
          <text:p text:style-name="P13">förstå andras kod</text:p>
        </text:list-item>
        <text:list-item>
          <text:p text:style-name="P13"><text:soft-page-break/>gradient</text:p>
        </text:list-item>
        <text:list-item>
          <text:p text:style-name="P13">”klon”</text:p>
        </text:list-item>
        <text:list-item>
          <text:p text:style-name="P13">”pipett”</text:p>
        </text:list-item>
        <text:list-item>
          <text:p text:style-name="P13">remixa egna idéer</text:p>
        </text:list-item>
      </text:list>
      <text:p text:style-name="P2"/>
      <text:p text:style-name="P20">Lektion 9: <text:span text:style-name="T5">Molnhopparen!</text:span></text:p>
      <text:p text:style-name="P14">I lektion nio så får eleven skapa ett spel där man styr en sjöstjärna och ett moln. Sjöstjärnan ska akta sig för flygplan. Exemplet visar att man kan hitta på okonventionella styrningar och interaktionsmetoder till spel/program. En förenklad form av gravitation gås igenom tillsammans med acceleration.</text:p>
      <text:p text:style-name="P2"/>
      <text:p text:style-name="P19">Lärandemål för lektionen:</text:p>
      <text:list xml:id="list710697004040804515" text:style-name="L15">
        <text:list-item>
          <text:p text:style-name="P18">”gradient”</text:p>
        </text:list-item>
        <text:list-item>
          <text:p text:style-name="P18">”hastighet”</text:p>
        </text:list-item>
        <text:list-item>
          <text:p text:style-name="P18">”gravitation”</text:p>
        </text:list-item>
        <text:list-item>
          <text:p text:style-name="P18">”acceleration”</text:p>
        </text:list-item>
        <text:list-item>
          <text:p text:style-name="P18">”funktion”</text:p>
        </text:list-item>
        <text:list-item>
          <text:p text:style-name="P18">egna idéer</text:p>
        </text:list-item>
        <text:list-item>
          <text:p text:style-name="P18">uppgraderingar.</text:p>
        </text:list-item>
      </text:list>
      <text:p text:style-name="P23"/>
      <text:p text:style-name="P20">Lektion 10: <text:span text:style-name="T1">Det var en gång en apa...</text:span></text:p>
      <text:p text:style-name="P4">Lektion <text:span text:style-name="T6">tio</text:span> går ut på att skapa en apa som säger slumpmässiga roliga meningar. Eleven får lära sig lite om grammatik och samtidigt om hur man kan använda listor för att lösa problem. Eleven introduceras till indata och får skapa en funktion som behöver indata.</text:p>
      <text:p text:style-name="P2"/>
      <text:p text:style-name="P19">Lärandemål för lektionen:</text:p>
      <text:list xml:id="list4743758310297454893" text:style-name="L8">
        <text:list-item>
          <text:p text:style-name="P9">”substantiv”</text:p>
        </text:list-item>
        <text:list-item>
          <text:p text:style-name="P9">”verb”</text:p>
        </text:list-item>
        <text:list-item>
          <text:p text:style-name="P9">”adjektiv”</text:p>
        </text:list-item>
        <text:list-item>
          <text:p text:style-name="P9">listor</text:p>
        </text:list-item>
        <text:list-item>
          <text:p text:style-name="P9">slumptal</text:p>
        </text:list-item>
        <text:list-item>
          <text:p text:style-name="P9">”indata”</text:p>
        </text:list-item>
        <text:list-item>
          <text:p text:style-name="P9">funktioner med indata.</text:p>
        </text:list-item>
      </text:list>
      <text:p text:style-name="P2"/>
      <text:p text:style-name="P20"><text:soft-page-break/>Lektion 11: <text:span text:style-name="T1">Porten</text:span></text:p>
      <text:p text:style-name="P4">I lektion <text:span text:style-name="T6">elva</text:span> så får eleven göra en port som man kan sätta var som hellst och gå in i. <text:s/>Eleven får genom det ett exempel på hur man kan utforska idéer som inte går att träffa på i verkligheten med hjälp av kodning. Lektionen förklarar mer om "om-annars-block" och hur dem fungerar.</text:p>
      <text:p text:style-name="P2"/>
      <text:p text:style-name="P19">Lärandemål för lektionen:</text:p>
      <text:list xml:id="list5356607393778333167" text:style-name="L9">
        <text:list-item>
          <text:p text:style-name="P10">”animering”</text:p>
        </text:list-item>
        <text:list-item>
          <text:p text:style-name="P10">”om-annars-block”</text:p>
        </text:list-item>
        <text:list-item>
          <text:p text:style-name="P10">”när bakgrunden växlar”</text:p>
        </text:list-item>
      </text:list>
      <text:p text:style-name="P2"/>
      <text:p text:style-name="P20">Lektion 12: <text:span text:style-name="T1">Sladd-krock!</text:span></text:p>
      <text:p text:style-name="P4">I lektion <text:span text:style-name="T6">tolv</text:span> får eleven göra ett spel för två spelare där man styr en motorcykel som skapar spår efter sig. Målet med spelet är att undvika att krocka i någons spår. Penn-block används och hastighet förklaras.</text:p>
      <text:p text:style-name="P2"/>
      <text:p text:style-name="P19">Lärandemål för lektionen:</text:p>
      <text:list xml:id="list6938445691856639109" text:style-name="L7">
        <text:list-item>
          <text:p text:style-name="P8">penn-block</text:p>
        </text:list-item>
        <text:list-item>
          <text:p text:style-name="P8">”animation”</text:p>
        </text:list-item>
        <text:list-item>
          <text:p text:style-name="P8">”multiplayer”</text:p>
        </text:list-item>
        <text:list-item>
          <text:p text:style-name="P8">”hastighet”</text:p>
        </text:list-item>
      </text:list>
      <text:p text:style-name="P2"/>
      <text:p text:style-name="P20">Lektion 13: <text:span text:style-name="T1">Robotarmen</text:span></text:p>
      <text:p text:style-name="P4">I lektion <text:span text:style-name="T6">tretton</text:span> så får eleven göra en robotarm som styrs med 6 tangenter för att plocka äpplen.</text:p>
      <text:p text:style-name="P2"/>
      <text:p text:style-name="P19">Lärandemål för lektionen:</text:p>
      <text:list xml:id="list8211765419631654828" text:style-name="L6">
        <text:list-item>
          <text:p text:style-name="P24">”<text:span text:style-name="T2">lager”</text:span></text:p>
        </text:list-item>
        <text:list-item>
          <text:p text:style-name="P24"><text:span text:style-name="T2">avancerade kontroller</text:span></text:p>
        </text:list-item>
        <text:list-item>
          <text:p text:style-name="P24"><text:span text:style-name="T2">funktioner.</text:span></text:p>
        </text:list-item>
      </text:list>
      <text:p text:style-name="P2"/>
      <text:p text:style-name="P20">Lektion 14-15: <text:span text:style-name="T5">Eget spel/program!</text:span></text:p>
      <text:p text:style-name="P14">I lektion <text:span text:style-name="T6">fjorton till femton </text:span>så får eleven skapa ett spel eller program själv. Eleven får först tänka och sen rita sina idéer på lektionspapperet. Eleven uppmuntras att tänka på vilka variabler, loopar och meddelanden som ska <text:soft-page-break/>användas.</text:p>
      <text:p text:style-name="P2"/>
      <text:p text:style-name="P19">Lärandemål för lektionen:</text:p>
      <text:list xml:id="list1663752714199538330" text:style-name="L14">
        <text:list-item>
          <text:p text:style-name="P17">Kreativitet</text:p>
        </text:list-item>
        <text:list-item>
          <text:p text:style-name="P17">eget problemlösande</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Dyslexie" svg:font-family="Dyslexie" style:font-pitch="variable"/>
    <style:font-face style:name="Adobe Caslon Pro" svg:font-family="'Adobe Caslon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16d0c1"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39S</meta:editing-duration>
    <meta:editing-cycles>9</meta:editing-cycles>
    <meta:generator>LibreOffice/4.2.4.2$Windows_x86 LibreOffice_project/63150712c6d317d27ce2db16eb94c2f3d7b699f8</meta:generator>
    <dc:date>2015-04-07T12:37:05.054000000</dc:date>
    <meta:document-statistic meta:table-count="0" meta:image-count="0" meta:object-count="0" meta:page-count="6" meta:paragraph-count="111" meta:word-count="957" meta:character-count="5648" meta:non-whitespace-character-count="4868"/>
    <meta:user-defined meta:name="Info 1"/>
    <meta:user-defined meta:name="Info 2"/>
    <meta:user-defined meta:name="Info 3"/>
    <meta:user-defined meta:name="Info 4"/>
  </office:meta>
</office:document-meta>
</file>